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800000"/>
    </style:style>
    <style:style style:name="P6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Preformatted_20_Text" style:list-style-name="L8"/>
    <style:style style:name="P8" style:family="paragraph" style:parent-style-name="Preformatted_20_Text" style:list-style-name="L8">
      <style:paragraph-properties fo:margin-top="0cm" fo:margin-bottom="0.499cm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3">
      <style:paragraph-properties fo:margin-top="0cm" fo:margin-bottom="0cm"/>
    </style:style>
    <style:style style:name="P23" style:family="paragraph" style:parent-style-name="Text_20_body" style:list-style-name="L4">
      <style:paragraph-properties fo:margin-top="0cm" fo:margin-bottom="0cm"/>
    </style:style>
    <style:style style:name="P24" style:family="paragraph" style:parent-style-name="Text_20_body" style:list-style-name="L5">
      <style:paragraph-properties fo:margin-top="0cm" fo:margin-bottom="0cm"/>
    </style:style>
    <style:style style:name="P25" style:family="paragraph" style:parent-style-name="Text_20_body" style:list-style-name="L6">
      <style:paragraph-properties fo:margin-top="0cm" fo:margin-bottom="0cm"/>
    </style:style>
    <style:style style:name="P26" style:family="paragraph" style:parent-style-name="Text_20_body" style:list-style-name="L7">
      <style:paragraph-properties fo:margin-top="0cm" fo:margin-bottom="0cm"/>
    </style:style>
    <style:style style:name="P27" style:family="paragraph" style:parent-style-name="Text_20_body" style:list-style-name="L8">
      <style:paragraph-properties fo:margin-top="0cm" fo:margin-bottom="0cm"/>
    </style:style>
    <style:style style:name="P28" style:family="paragraph" style:parent-style-name="Text_20_body" style:list-style-name="L9">
      <style:paragraph-properties fo:margin-top="0cm" fo:margin-bottom="0cm"/>
    </style:style>
    <style:style style:name="P29" style:family="paragraph" style:parent-style-name="Text_20_body" style:list-style-name="L10">
      <style:paragraph-properties fo:margin-top="0cm" fo:margin-bottom="0cm"/>
    </style:style>
    <style:style style:name="P30" style:family="paragraph" style:parent-style-name="Text_20_body" style:list-style-name="L11">
      <style:paragraph-properties fo:margin-top="0cm" fo:margin-bottom="0cm"/>
    </style:style>
    <style:style style:name="T1" style:family="text">
      <style:text-properties fo:font-variant="normal" fo:text-transform="none" fo:color="#c9d1d9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c9d1d9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ui-monospace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 <text:span text:style-name="Strong_20_Emphasis">Projekt: Advanced Inventory &amp; Procurement API</text:span></text:h>
      <text:h text:style-name="Heading_20_3" text:outline-level="3"><text:span text:style-name="Strong_20_Emphasis">Základní funkcionalita:</text:span></text:h>
      <text:list xml:id="list4331562589236373851" text:style-name="L1">
        <text:list-item>
          <text:p text:style-name="P20"><text:span text:style-name="Strong_20_Emphasis">Správa zásob</text:span> (produkty, kategorie, sklady, lokace)</text:p>
        </text:list-item>
        <text:list-item>
          <text:p text:style-name="P20"><text:span text:style-name="Strong_20_Emphasis">Nákupní proces</text:span> (objednávky, dodavatelé, příjemky)</text:p>
        </text:list-item>
        <text:list-item>
          <text:p text:style-name="P20"><text:span text:style-name="Strong_20_Emphasis">Prodejní proces</text:span> (rezervace, expedice, faktury)</text:p>
        </text:list-item>
        <text:list-item>
          <text:p text:style-name="P20"><text:span text:style-name="Strong_20_Emphasis">Reporting &amp; Analytics</text:span></text:p>
        </text:list-item>
        <text:list-item>
          <text:p text:style-name="P9"><text:span text:style-name="Strong_20_Emphasis">Audit trail</text:span> (kdo, kdy, co změnil)</text:p>
        </text:list-item>
      </text:list>
      <text:h text:style-name="Heading_20_3" text:outline-level="3"><text:span text:style-name="Strong_20_Emphasis">Technický stack:</text:span></text:h>
      <text:p text:style-name="Preformatted_20_Text">csharp</text:p>
      <text:p text:style-name="Preformatted_20_Text"><text:span text:style-name="Source_20_Text">// Backend</text:span></text:p>
      <text:p text:style-name="Preformatted_20_Text"><text:span text:style-name="Source_20_Text">- ASP.NET Core 8 Web API</text:span></text:p>
      <text:p text:style-name="Preformatted_20_Text"><text:span text:style-name="Source_20_Text">- Entity Framework Core (Code First)</text:span></text:p>
      <text:p text:style-name="Preformatted_20_Text"><text:span text:style-name="Source_20_Text">- SQL Server / PostgreSQL</text:span></text:p>
      <text:p text:style-name="Preformatted_20_Text"><text:span text:style-name="Source_20_Text">- AutoMapper</text:span></text:p>
      <text:p text:style-name="Preformatted_20_Text"><text:span text:style-name="Source_20_Text">- FluentValidation</text:span></text:p>
      <text:p text:style-name="Preformatted_20_Text"><text:span text:style-name="Source_20_Text">- JWT Authentication</text:span></text:p>
      <text:p text:style-name="Preformatted_20_Text"><text:span text:style-name="Source_20_Text">- Swagger/OpenAPI</text:span></text:p>
      <text:p text:style-name="Preformatted_20_Text"><text:span text:style-name="Source_20_Text">- Docker</text:span></text:p>
      <text:p text:style-name="Preformatted_20_Text"><text:span text:style-name="Source_20_Text">- Background services (Hangfire/Quartz)</text:span></text:p>
      <text:p text:style-name="Preformatted_20_Text"/>
      <text:p text:style-name="Preformatted_20_Text"><text:span text:style-name="Source_20_Text">// Frontend (optional)</text:span></text:p>
      <text:p text:style-name="Preformatted_20_Text"><text:span text:style-name="Source_20_Text">- WPF s MVVM pattern</text:span></text:p>
      <text:p text:style-name="P1"><text:span text:style-name="Source_20_Text">- HTTP client pro API komunikaci</text:span></text:p>
      <text:h text:style-name="Heading_20_2" text:outline-level="2">?￯ﾸﾏ <text:span text:style-name="Strong_20_Emphasis">Architektura (ERP-style):</text:span></text:h>
      <text:h text:style-name="Heading_20_3" text:outline-level="3"><text:span text:style-name="Strong_20_Emphasis">1. Domain Layer:</text:span></text:h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oft-page-break/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 // In, Out, Transfer, Adjustment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1"><text:span text:style-name="Source_20_Text">}</text:span></text:p>
      <text:h text:style-name="Heading_20_3" text:outline-level="3"><text:span text:style-name="Strong_20_Emphasis">2. Advanced ERP features:</text:span></text:h>
      <text:p text:style-name="Text_20_body"><text:span text:style-name="Strong_20_Emphasis">Workflow Engine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 // Draft, Approved, Sent, Received, Clos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Workflow service</text:span></text:p>
      <text:p text:style-name="Preformatted_20_Text"><text:span text:style-name="Source_20_Text">public interface IWorkflowService</text:span></text:p>
      <text:p text:style-name="Preformatted_20_Text"><text:span text:style-name="Source_20_Text">{</text:span></text:p>
      <text:p text:style-name="Preformatted_20_Text"><text:span text:style-name="Source_20_Text"><text:s text:c="4"/>Task&lt;bool&gt; SubmitForApprovalAsync(int poId);</text:span></text:p>
      <text:p text:style-name="Preformatted_20_Text"><text:span text:style-name="Source_20_Text"><text:s text:c="4"/>Task&lt;bool&gt; ApproveAsync(int poId, string approver);</text:span></text:p>
      <text:p text:style-name="Preformatted_20_Text"><text:span text:style-name="Source_20_Text"><text:s text:c="4"/>Task&lt;bool&gt; RejectAsync(int poId, string reason);</text:span></text:p>
      <text:p text:style-name="P1"><text:span text:style-name="Source_20_Text">}</text:span></text:p>
      <text:p text:style-name="Text_20_body"><text:span text:style-name="Strong_20_Emphasis">Multi-warehouse support:</text:span></text:p>
      <text:p text:style-name="Preformatted_20_Text">csharp</text:p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1"><text:span text:style-name="Source_20_Text">}</text:span></text:p>
      <text:h text:style-name="Heading_20_2" text:outline-level="2">? <text:span text:style-name="Strong_20_Emphasis">API Endpoints (RESTful):</text:span></text:h>
      <text:p text:style-name="Preformatted_20_Text">csharp</text:p>
      <text:p text:style-name="Preformatted_20_Text"><text:span text:style-name="Source_20_Text">[Route("api/[controller]")]</text:span></text:p>
      <text:p text:style-name="Preformatted_20_Text"><text:soft-page-break/><text:span text:style-name="Source_20_Text">public class Produc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// CRUD + ERP specific</text:span></text:p>
      <text:p text:style-name="Preformatted_20_Text"><text:span text:style-name="Source_20_Text"><text:s text:c="4"/>[HttpGet]</text:span></text:p>
      <text:p text:style-name="Preformatted_20_Text"><text:span text:style-name="Source_20_Text"><text:s text:c="4"/>public async Task&lt;PagedResult&lt;ProductDto&gt;&gt; GetProducts([FromQuery] ProductFilter filter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stock")]</text:span></text:p>
      <text:p text:style-name="Preformatted_20_Text"><text:span text:style-name="Source_20_Text"><text:s text:c="4"/>public async Task&lt;StockSummaryDto&gt; GetProductStock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djust-stock")]</text:span></text:p>
      <text:p text:style-name="Preformatted_20_Text"><text:span text:style-name="Source_20_Text"><text:s text:c="4"/>public async Task&lt;IActionResult&gt; AdjustStock(int id, StockAdjustmentDto adjustment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movements")]</text:span></text:p>
      <text:p text:style-name="Preformatted_20_Text"><text:span text:style-name="Source_20_Text"><text:s text:c="4"/>public async Task&lt;PagedResult&lt;StockMovementDto&gt;&gt; GetStockMovements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low-stock")]</text:span></text:p>
      <text:p text:style-name="Preformatted_20_Text"><text:span text:style-name="Source_20_Text"><text:s text:c="4"/>public async Task&lt;List&lt;LowStockAlertDto&gt;&gt; GetLowStockAlerts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Route("api/[controller]")]</text:span></text:p>
      <text:p text:style-name="Preformatted_20_Text"><text:span text:style-name="Source_20_Text">public class PurchaseOrder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]</text:span></text:p>
      <text:p text:style-name="Preformatted_20_Text"><text:span text:style-name="Source_20_Text"><text:s text:c="4"/>public async Task&lt;CreatedResult&lt;PurchaseOrderDto&gt;&gt; CreatePurchaseOrder(CreatePurchaseOrderDto dto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submit")]</text:span></text:p>
      <text:p text:style-name="Preformatted_20_Text"><text:span text:style-name="Source_20_Text"><text:s text:c="4"/>public async Task&lt;IActionResult&gt; SubmitForApproval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pprove")]</text:span></text:p>
      <text:p text:style-name="Preformatted_20_Text"><text:span text:style-name="Source_20_Text"><text:s text:c="4"/>public async Task&lt;IActionResult&gt; Approve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receive")]</text:span></text:p>
      <text:p text:style-name="Preformatted_20_Text"><text:span text:style-name="Source_20_Text"><text:s text:c="4"/>public async Task&lt;IActionResult&gt; ReceiveGoods(int id, ReceiveGoodsDto dto);</text:span></text:p>
      <text:p text:style-name="P1"><text:span text:style-name="Source_20_Text">}</text:span></text:p>
      <text:h text:style-name="Heading_20_2" text:outline-level="2">? <text:span text:style-name="Strong_20_Emphasis">Advanced Features:</text:span></text:h>
      <text:h text:style-name="Heading_20_3" text:outline-level="3"><text:span text:style-name="Strong_20_Emphasis">1. Reporting API:</text:span></text:h>
      <text:p text:style-name="Preformatted_20_Text">csharp</text:p>
      <text:p text:style-name="Preformatted_20_Text"><text:span text:style-name="Source_20_Text">[Route("api/reports")]</text:span></text:p>
      <text:p text:style-name="Preformatted_20_Text"><text:span text:style-name="Source_20_Text">public class Repor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Get("inventory-valuation")]</text:span></text:p>
      <text:p text:style-name="Preformatted_20_Text"><text:span text:style-name="Source_20_Text"><text:s text:c="4"/>public async Task&lt;InventoryValuationReport&gt; GetInventoryValuation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stock-aging")]</text:span></text:p>
      <text:p text:style-name="Preformatted_20_Text"><text:span text:style-name="Source_20_Text"><text:s text:c="4"/>public async Task&lt;StockAgingReport&gt; GetStockAging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purchase-analysis")]</text:span></text:p>
      <text:p text:style-name="Preformatted_20_Text"><text:span text:style-name="Source_20_Text"><text:s text:c="4"/>public async Task&lt;PurchaseAnalysisReport&gt; GetPurchaseAnalysis([FromQuery] DateRange period);</text:span></text:p>
      <text:p text:style-name="P1"><text:span text:style-name="Source_20_Text">}</text:span></text:p>
      <text:h text:style-name="Heading_20_3" text:outline-level="3"><text:span text:style-name="Strong_20_Emphasis">2. Background Services:</text:span></text:h>
      <text:p text:style-name="Preformatted_20_Text">csharp</text:p>
      <text:p text:style-name="Preformatted_20_Text"><text:soft-page-break/><text:span text:style-name="Source_20_Text">public class StockLevel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3. Integration API:</text:span></text:h>
      <text:p text:style-name="Preformatted_20_Text">csharp</text:p>
      <text:p text:style-name="Preformatted_20_Text"><text:span text:style-name="Source_20_Text">[Route("api/integration")]</text:span></text:p>
      <text:p text:style-name="Preformatted_20_Text"><text:span text:style-name="Source_20_Text">public class Integration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("import/products")]</text:span></text:p>
      <text:p text:style-name="Preformatted_20_Text"><text:span text:style-name="Source_20_Text"><text:s text:c="4"/>public async Task&lt;ImportResultDto&gt; ImportProducts(IFormFile csvFile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export/stock-levels")]</text:span></text:p>
      <text:p text:style-name="Preformatted_20_Text"><text:span text:style-name="Source_20_Text"><text:s text:c="4"/>public async Task&lt;FileResult&gt; ExportStockLevels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webhook/supplier-catalog")]</text:span></text:p>
      <text:p text:style-name="Preformatted_20_Text"><text:span text:style-name="Source_20_Text"><text:s text:c="4"/>public async Task&lt;IActionResult&gt; ReceiveSupplierCatalogUpdate(SupplierCatalogDto catalog);</text:span></text:p>
      <text:p text:style-name="P1"><text:span text:style-name="Source_20_Text">}</text:span></text:p>
      <text:h text:style-name="Heading_20_2" text:outline-level="2">? <text:span text:style-name="Strong_20_Emphasis">Docker Setup:</text:span></text:h>
      <text:p text:style-name="Preformatted_20_Text">dockerfile</text:p>
      <text:p text:style-name="Preformatted_20_Text"><text:span text:style-name="Source_20_Text">FROM mcr.microsoft.com/dotnet/aspnet:8.0 AS base</text:span></text:p>
      <text:p text:style-name="Preformatted_20_Text"><text:span text:style-name="Source_20_Text">WORKDIR /app</text:span></text:p>
      <text:p text:style-name="Preformatted_20_Text"><text:span text:style-name="Source_20_Text">EXPOSE 80 443</text:span></text:p>
      <text:p text:style-name="Preformatted_20_Text"/>
      <text:p text:style-name="Preformatted_20_Text"><text:span text:style-name="Source_20_Text">FROM mcr.microsoft.com/dotnet/sdk:8.0 AS build</text:span></text:p>
      <text:p text:style-name="Preformatted_20_Text"><text:span text:style-name="Source_20_Text">WORKDIR /src</text:span></text:p>
      <text:p text:style-name="Preformatted_20_Text"><text:span text:style-name="Source_20_Text">COPY ["InventoryAPI.csproj", "./"]</text:span></text:p>
      <text:p text:style-name="Preformatted_20_Text"><text:span text:style-name="Source_20_Text">RUN dotnet restore</text:span></text:p>
      <text:p text:style-name="Preformatted_20_Text"><text:span text:style-name="Source_20_Text">COPY . .</text:span></text:p>
      <text:p text:style-name="Preformatted_20_Text"><text:span text:style-name="Source_20_Text">RUN dotnet publish -c Release -o /app/publish</text:span></text:p>
      <text:p text:style-name="Preformatted_20_Text"/>
      <text:p text:style-name="Preformatted_20_Text"><text:span text:style-name="Source_20_Text">FROM base AS final</text:span></text:p>
      <text:p text:style-name="Preformatted_20_Text"><text:span text:style-name="Source_20_Text">WORKDIR /app</text:span></text:p>
      <text:p text:style-name="Preformatted_20_Text"><text:span text:style-name="Source_20_Text">COPY --from=build /app/publish .</text:span></text:p>
      <text:p text:style-name="P1"><text:span text:style-name="Source_20_Text">ENTRYPOINT ["dotnet", "InventoryAPI.dll"]</text:span></text:p>
      <text:p text:style-name="Preformatted_20_Text">yaml</text:p>
      <text:p text:style-name="Preformatted_20_Text"><text:span text:style-name="Source_20_Text"># docker-compose.yml</text:span></text:p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000:8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Strings__DefaultConnection=Server=db;Database=InventoryDB;User </text:span><text:soft-page-break/><text:span text:style-name="Source_20_Text">Id=sa;Password=YourPass123;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pan text:style-name="Source_20_Text"><text:s text:c="2"/>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cr.microsoft.com/mssql/server:2022-latest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ACCEPT_EULA=Y</text:span></text:p>
      <text:p text:style-name="P1"><text:span text:style-name="Source_20_Text"><text:s text:c="6"/>- SA_PASSWORD=YourPass123</text:span></text:p>
      <text:h text:style-name="Heading_20_2" text:outline-level="2">? <text:span text:style-name="Strong_20_Emphasis">Proč tento projekt zaujme ERP firmy:</text:span></text:h>
      <text:p text:style-name="Text_20_body">✅ <text:span text:style-name="Strong_20_Emphasis">Business domain knowledge</text:span> - rozumíš inventory managementu<text:line-break/>✅ <text:span text:style-name="Strong_20_Emphasis">Complex relationships</text:span> - ukážeš práci s komplexními entitami<text:line-break/>✅ <text:span text:style-name="Strong_20_Emphasis">Workflow implementation</text:span> - approval procesy<text:line-break/>✅ <text:span text:style-name="Strong_20_Emphasis">Reporting</text:span> - důležité pro ERP<text:line-break/>✅ <text:span text:style-name="Strong_20_Emphasis">Multi-tenant thinking</text:span> - více skladů, firmy<text:line-break/>✅ <text:span text:style-name="Strong_20_Emphasis">Integration capabilities</text:span> - import/export, webhooks<text:line-break/>✅ <text:span text:style-name="Strong_20_Emphasis">Background processing</text:span> - automated tasks<text:line-break/>✅ <text:span text:style-name="Strong_20_Emphasis">Audit trail</text:span> - kdo co kdy změnil<text:line-break/>✅ <text:span text:style-name="Strong_20_Emphasis">Performance</text:span> - paging, caching, optimalizace</text:p>
      <text:p text:style-name="Text_20_body"><text:span text:style-name="Strong_20_Emphasis">Tip:</text:span> Přidej k tomu pěkné README s API dokumentací, ER diagramem a ukázkami použití. To bude ?!</text:p>
      <text:p text:style-name="Text_20_body">Chceš, abych ti pomohl s konkrétní částí implementace?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Standard"/>
      <text:p text:style-name="Standard"/>
      <text:p text:style-name="Text_20_body">Perfekt! Pojďme si <text:span text:style-name="Strong_20_Emphasis">Advanced Inventory &amp; Procurement API</text:span> rozebrat detailně - co přesně dělá a jak funguje.</text:p>
      <text:h text:style-name="Heading_20_2" text:outline-level="2">? <text:span text:style-name="Strong_20_Emphasis">Hlavní účel systému:</text:span></text:h>
      <text:p text:style-name="Text_20_body">Představ si, že máš firmu, která:</text:p>
      <text:list xml:id="list7644072410218380604" text:style-name="L2">
        <text:list-item>
          <text:p text:style-name="P21">Prodává produkty (eshop, obchod, distribuce)</text:p>
        </text:list-item>
        <text:list-item>
          <text:p text:style-name="P21">Má více skladů</text:p>
        </text:list-item>
        <text:list-item>
          <text:p text:style-name="P21">Nakupuje zboží od dodavatelů</text:p>
        </text:list-item>
        <text:list-item>
          <text:p text:style-name="P10">Musí hlídat zásoby, aby neměla vyprodáno ani přebytek</text:p>
        </text:list-item>
      </text:list>
      <text:p text:style-name="Text_20_body"><text:span text:style-name="Strong_20_Emphasis">Tento API system řeší kompletně správu zásob a nákupní procesy.</text:span></text:p>
      <text:p text:style-name="Horizontal_20_Line"/>
      <text:h text:style-name="Heading_20_2" text:outline-level="2"><text:soft-page-break/>? <text:span text:style-name="Strong_20_Emphasis">Konkrétní funkce - krok za krokem:</text:span></text:h>
      <text:h text:style-name="Heading_20_3" text:outline-level="3"><text:span text:style-name="Strong_20_Emphasis">1. SPRÁVA PRODUKTŮ</text:span></text:h>
      <text:p text:style-name="Preformatted_20_Text">csharp</text:p>
      <text:p text:style-name="Preformatted_20_Text"><text:span text:style-name="Source_20_Text">// Co to dělá: Spravuje katalog všech produktů</text:span>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string SKU { get; set; } <text:s text:c="7"/>// Unikátní kód produktu "ABC-123"</text:span></text:p>
      <text:p text:style-name="Preformatted_20_Text"><text:span text:style-name="Source_20_Text"><text:s text:c="4"/>public string Name { get; set; } <text:s text:c="6"/>// "iPhone 15 Pro"</text:span></text:p>
      <text:p text:style-name="Preformatted_20_Text"><text:span text:style-name="Source_20_Text"><text:s text:c="4"/>public decimal UnitPrice { get; set; } // 25000 Kč</text:span></text:p>
      <text:p text:style-name="Preformatted_20_Text"><text:span text:style-name="Source_20_Text"><text:s text:c="4"/>public int MinStockLevel { get; set; } // Minimální zásoba = 5 kusů</text:span></text:p>
      <text:p text:style-name="Preformatted_20_Text"><text:span text:style-name="Source_20_Text"><text:s text:c="4"/>public string Unit { get; set; } <text:s text:c="6"/>// "ks", "kg", "litr"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1939931619847593970" text:style-name="L3">
        <text:list-item>
          <text:p text:style-name="P22">Přidáš nový produkt "Notebook Dell"</text:p>
        </text:list-item>
        <text:list-item>
          <text:p text:style-name="P22">Nastavíš minimální zásobu na 10 kusů</text:p>
        </text:list-item>
        <text:list-item>
          <text:p text:style-name="P11">Když zásoba klesne pod 10, systém pošle alert</text:p>
        </text:list-item>
      </text:list>
      <text:h text:style-name="Heading_20_3" text:outline-level="3"><text:span text:style-name="Strong_20_Emphasis">2. SPRÁVA SKLADŮ</text:span></text:h>
      <text:p text:style-name="Preformatted_20_Text">csharp</text:p>
      <text:p text:style-name="Preformatted_20_Text"><text:span text:style-name="Source_20_Text">// Můžeš mít více skladů</text:span></text:p>
      <text:p text:style-name="Preformatted_20_Text"><text:span text:style-name="Source_20_Text">public class Warehouse 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 <text:s text:c="4"/>// "Sklad Praha", "Sklad Brno"</text:span></text:p>
      <text:p text:style-name="Preformatted_20_Text"><text:span text:style-name="Source_20_Text"><text:s text:c="4"/>public string Address { get; set; } <text:s/>// Adresa skladu</text:span></text:p>
      <text:p text:style-name="Preformatted_20_Text"><text:span text:style-name="Source_20_Text"><text:s text:c="4"/>public bool IsActive { get; set; } <text:s text:c="2"/>// Aktivní/neaktivní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3172378523079783970" text:style-name="L4">
        <text:list-item>
          <text:p text:style-name="P23">Sklad Praha: 50 ks iPhone</text:p>
        </text:list-item>
        <text:list-item>
          <text:p text:style-name="P23">Sklad Brno: 20 ks iPhone</text:p>
        </text:list-item>
        <text:list-item>
          <text:p text:style-name="P12"><text:span text:style-name="Strong_20_Emphasis">Celková zásoba: 70 ks</text:span></text:p>
        </text:list-item>
      </text:list>
      <text:h text:style-name="Heading_20_3" text:outline-level="3"><text:span text:style-name="Strong_20_Emphasis">3. POHYBY ZÁSOB (Stock Movements)</text:span></text:h>
      <text:p text:style-name="Preformatted_20_Text">csharp</text:p>
      <text:p text:style-name="Preformatted_20_Text"><text:span text:style-name="Source_20_Text">public enum MovementType </text:span></text:p>
      <text:p text:style-name="Preformatted_20_Text"><text:span text:style-name="Source_20_Text">{</text:span></text:p>
      <text:p text:style-name="Preformatted_20_Text"><text:span text:style-name="Source_20_Text"><text:s text:c="4"/>In, <text:s text:c="9"/>// Příjem zboží (od dodavatele)</text:span></text:p>
      <text:p text:style-name="Preformatted_20_Text"><text:span text:style-name="Source_20_Text"><text:s text:c="4"/>Out, <text:s text:c="8"/>// Výdej zboží (prodej zákazníkovi) <text:s/></text:span></text:p>
      <text:p text:style-name="Preformatted_20_Text"><text:span text:style-name="Source_20_Text"><text:s text:c="4"/>Transfer, <text:s text:c="3"/>// Přesun mezi sklady</text:span></text:p>
      <text:p text:style-name="Preformatted_20_Text"><text:span text:style-name="Source_20_Text"><text:s text:c="4"/>Adjustment <text:s text:c="2"/>// Inventurní rozdíl</text:span></text:p>
      <text:p text:style-name="P1"><text:span text:style-name="Source_20_Text">}</text:span></text:p>
      <text:p text:style-name="Text_20_body"><text:span text:style-name="Strong_20_Emphasis">Praktické scénáře:</text:span></text:p>
      <text:list xml:id="list189207189013072564" text:style-name="L5">
        <text:list-item>
          <text:p text:style-name="P24"><text:span text:style-name="Strong_20_Emphasis">Příjem:</text:span> Dodavatel dovezl 100 ks → zásoba +100</text:p>
        </text:list-item>
        <text:list-item>
          <text:p text:style-name="P24"><text:span text:style-name="Strong_20_Emphasis">Prodej:</text:span> Zákazník koupil 5 ks → zásoba -5</text:p>
        </text:list-item>
        <text:list-item>
          <text:p text:style-name="P24"><text:span text:style-name="Strong_20_Emphasis">Transfer:</text:span> Přesun 10 ks z Prahy do Brna</text:p>
        </text:list-item>
        <text:list-item>
          <text:p text:style-name="P13"><text:span text:style-name="Strong_20_Emphasis">Inventura:</text:span> Našli jsme 2 ks navíc → +2</text:p>
        </text:list-item>
      </text:list>
      <text:p text:style-name="Horizontal_20_Line"/>
      <text:h text:style-name="Heading_20_2" text:outline-level="2"><text:soft-page-break/>? <text:span text:style-name="Strong_20_Emphasis">NÁKUPNÍ PROCES (Procurement):</text:span></text:h>
      <text:h text:style-name="Heading_20_3" text:outline-level="3"><text:span text:style-name="Strong_20_Emphasis">Krok 1: Vytvoření objednávky</text:span></text:h>
      <text:p text:style-name="Preformatted_20_Text">csharp</text:p>
      <text:p text:style-name="Preformatted_20_Text"><text:span text:style-name="Source_20_Text">public class PurchaseOrder </text:span></text:p>
      <text:p text:style-name="Preformatted_20_Text"><text:span text:style-name="Source_20_Text">{</text:span></text:p>
      <text:p text:style-name="Preformatted_20_Text"><text:span text:style-name="Source_20_Text"><text:s text:c="4"/>public string Number { get; set; } <text:s text:c="7"/>// "PO-2024-001"</text:span></text:p>
      <text:p text:style-name="Preformatted_20_Text"><text:span text:style-name="Source_20_Text"><text:s text:c="4"/>public int SupplierId { get; set; } <text:s text:c="6"/>// ID dodavatele</text:span></text:p>
      <text:p text:style-name="Preformatted_20_Text"><text:span text:style-name="Source_20_Text"><text:s text:c="4"/>public POStatus Status { get; set; } <text:s text:c="5"/>// Draft, Approved, Sent, Receiv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 ExpectedDelivery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 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 <text:s text:c="3"/>// Co objednáváme</text:span></text:p>
      <text:p text:style-name="Preformatted_20_Text"><text:span text:style-name="Source_20_Text"><text:s text:c="4"/>public int Quantity { get; set; } <text:s text:c="4"/>// Kolik kusů</text:span></text:p>
      <text:p text:style-name="Preformatted_20_Text"><text:span text:style-name="Source_20_Text"><text:s text:c="4"/>public decimal UnitPrice { get; set; } // Za kolik</text:span></text:p>
      <text:p text:style-name="P1"><text:span text:style-name="Source_20_Text">}</text:span></text:p>
      <text:h text:style-name="Heading_20_3" text:outline-level="3"><text:span text:style-name="Strong_20_Emphasis">Praktický workflow:</text:span></text:h>
      <text:list xml:id="list5171399551528824350" text:style-name="L6">
        <text:list-item>
          <text:p text:style-name="P25"><text:span text:style-name="Strong_20_Emphasis">Vytvoření:</text:span> "Potřebujeme 100 ks iPhone od Apple za 20000 Kč/ks"</text:p>
        </text:list-item>
        <text:list-item>
          <text:p text:style-name="P25"><text:span text:style-name="Strong_20_Emphasis">Schválení:</text:span> Manažer schválí objednávku</text:p>
        </text:list-item>
        <text:list-item>
          <text:p text:style-name="P25"><text:span text:style-name="Strong_20_Emphasis">Odeslání:</text:span> Pošle se dodavateli</text:p>
        </text:list-item>
        <text:list-item>
          <text:p text:style-name="P25"><text:span text:style-name="Strong_20_Emphasis">Příjem:</text:span> Zboží dorazí, naskladní se</text:p>
        </text:list-item>
        <text:list-item>
          <text:p text:style-name="P14"><text:span text:style-name="Strong_20_Emphasis">Uzavření:</text:span> Objednávka hotová</text:p>
        </text:list-item>
      </text:list>
      <text:p text:style-name="Horizontal_20_Line"/>
      <text:h text:style-name="Heading_20_2" text:outline-level="2">? <text:span text:style-name="Strong_20_Emphasis">REAL-TIME MONITORING:</text:span></text:h>
      <text:h text:style-name="Heading_20_3" text:outline-level="3"><text:span text:style-name="Strong_20_Emphasis">1. Aktuální stav zásob:</text:span></text:h>
      <text:p text:style-name="Preformatted_20_Text">http</text:p>
      <text:p text:style-name="Preformatted_20_Text"><text:span text:style-name="Source_20_Text">GET /api/products/123/stock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productId": 123,</text:span></text:p>
      <text:p text:style-name="Preformatted_20_Text"><text:span text:style-name="Source_20_Text"><text:s text:c="2"/>"totalAvailable": 75,</text:span></text:p>
      <text:p text:style-name="Preformatted_20_Text"><text:span text:style-name="Source_20_Text"><text:s text:c="2"/>"reserved": 10, <text:s text:c="7"/>// Rezervováno pro objednávky</text:span></text:p>
      <text:p text:style-name="Preformatted_20_Text"><text:span text:style-name="Source_20_Text"><text:s text:c="2"/>"free": 65, <text:s text:c="10"/>// Volné k prodeji</text:span></text:p>
      <text:p text:style-name="Preformatted_20_Text"><text:span text:style-name="Source_20_Text"><text:s text:c="2"/>"incoming": 100, <text:s text:c="5"/>// Na cestě od dodavatele</text:span></text:p>
      <text:p text:style-name="Preformatted_20_Text"><text:span text:style-name="Source_20_Text"><text:s text:c="2"/>"warehouses": [</text:span></text:p>
      <text:p text:style-name="Preformatted_20_Text"><text:span text:style-name="Source_20_Text"><text:s text:c="4"/>{"warehouseId": 1, "quantity": 50},</text:span></text:p>
      <text:p text:style-name="Preformatted_20_Text"><text:span text:style-name="Source_20_Text"><text:s text:c="4"/>{"warehouseId": 2, "quantity": 25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pan text:style-name="Strong_20_Emphasis">2. Low stock alerts:</text:span></text:h>
      <text:p text:style-name="Preformatted_20_Text">http</text:p>
      <text:p text:style-name="Preformatted_20_Text"><text:span text:style-name="Source_20_Text">GET /api/products/low-stock</text:span></text:p>
      <text:p text:style-name="Preformatted_20_Text"><text:span text:style-name="Source_20_Text">Response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oft-page-break/><text:span text:style-name="Source_20_Text"><text:s text:c="4"/>"productName": "iPhone 15",</text:span></text:p>
      <text:p text:style-name="Preformatted_20_Text"><text:span text:style-name="Source_20_Text"><text:s text:c="4"/>"currentStock": 3,</text:span></text:p>
      <text:p text:style-name="Preformatted_20_Text"><text:span text:style-name="Source_20_Text"><text:s text:c="4"/>"minLevel": 10,</text:span></text:p>
      <text:p text:style-name="Preformatted_20_Text"><text:span text:style-name="Source_20_Text"><text:s text:c="4"/>"suggested": "Order 50 pieces"</text:span></text:p>
      <text:p text:style-name="Preformatted_20_Text"><text:span text:style-name="Source_20_Text"><text:s text:c="2"/>}</text:span></text:p>
      <text:p text:style-name="P1"><text:span text:style-name="Source_20_Text">]</text:span></text:p>
      <text:p text:style-name="Horizontal_20_Line"/>
      <text:h text:style-name="Heading_20_2" text:outline-level="2">? <text:span text:style-name="Strong_20_Emphasis">AUTOMATIZACE:</text:span></text:h>
      <text:h text:style-name="Heading_20_3" text:outline-level="3"><text:span text:style-name="Strong_20_Emphasis">Background Services:</text:span></text:h>
      <text:p text:style-name="Preformatted_20_Text">csharp</text:p>
      <text:p text:style-name="Preformatted_20_Text"><text:span text:style-name="Source_20_Text">public class Stock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// Běží každou hodinu na pozadí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1. Zkontroluj nízké zásoby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2. Zkontroluj expirované produkty <text:s/>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3. Navrhni co objednat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Co to dělá prakticky:</text:span></text:p>
      <text:list xml:id="list5857619304544139550" text:style-name="L7">
        <text:list-item>
          <text:p text:style-name="P26">Každou hodinu projde všechny produkty</text:p>
        </text:list-item>
        <text:list-item>
          <text:p text:style-name="P26">Najde ty, co mají málo zásob</text:p>
        </text:list-item>
        <text:list-item>
          <text:p text:style-name="P26">Pošle email/notifikaci: "iPhone má jen 3 ks, minimálně potřebujeme 10"</text:p>
        </text:list-item>
        <text:list-item>
          <text:p text:style-name="P15">Navrhne: "Objednej 50 ks od dodavatele XYZ"</text:p>
        </text:list-item>
      </text:list>
      <text:p text:style-name="Horizontal_20_Line"/>
      <text:h text:style-name="Heading_20_2" text:outline-level="2">? <text:span text:style-name="Strong_20_Emphasis">REPORTING &amp; ANALYTICS:</text:span></text:h>
      <text:h text:style-name="Heading_20_3" text:outline-level="3"><text:span text:style-name="Strong_20_Emphasis">1. Ocenění zásob:</text:span></text:h>
      <text:p text:style-name="Preformatted_20_Text">http</text:p>
      <text:p text:style-name="Preformatted_20_Text"><text:span text:style-name="Source_20_Text">GET /api/reports/inventory-valuation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Value": 2500000, <text:s/>// Celková hodnota zásob</text:span></text:p>
      <text:p text:style-name="Preformatted_20_Text"><text:span text:style-name="Source_20_Text"><text:s text:c="2"/>"byCategory": [</text:span></text:p>
      <text:p text:style-name="Preformatted_20_Text"><text:span text:style-name="Source_20_Text"><text:s text:c="4"/>{"category": "Electronics", "value": 2000000},</text:span></text:p>
      <text:p text:style-name="Preformatted_20_Text"><text:span text:style-name="Source_20_Text"><text:s text:c="4"/>{"category": "Accessories", "value": 500000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oft-page-break/><text:span text:style-name="Strong_20_Emphasis">2. Analýza nákupů:</text:span></text:h>
      <text:p text:style-name="Preformatted_20_Text">http</text:p>
      <text:p text:style-name="Preformatted_20_Text"><text:span text:style-name="Source_20_Text">GET /api/reports/purchase-analysis?from=2024-01-01&amp;to=2024-12-31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Purchased": 5000000,</text:span></text:p>
      <text:p text:style-name="Preformatted_20_Text"><text:span text:style-name="Source_20_Text"><text:s text:c="2"/>"topSuppliers": [...],</text:span></text:p>
      <text:p text:style-name="Preformatted_20_Text"><text:span text:style-name="Source_20_Text"><text:s text:c="2"/>"avgLeadTime": "14 days",</text:span></text:p>
      <text:p text:style-name="Preformatted_20_Text"><text:span text:style-name="Source_20_Text"><text:s text:c="2"/>"costSavings": 250000</text:span></text:p>
      <text:p text:style-name="P1"><text:span text:style-name="Source_20_Text">}</text:span></text:p>
      <text:p text:style-name="Horizontal_20_Line"/>
      <text:h text:style-name="Heading_20_2" text:outline-level="2">? <text:span text:style-name="Strong_20_Emphasis">Kompletní příklad workflow:</text:span></text:h>
      <text:h text:style-name="Heading_20_3" text:outline-level="3"><text:span text:style-name="Strong_20_Emphasis">Scénář: Nový prodej</text:span></text:h>
      <text:list xml:id="list8892029149967456364" text:style-name="L8">
        <text:list-item>
          <text:p text:style-name="P27"><text:span text:style-name="Strong_20_Emphasis">Zákazník objedná 5 ks iPhone</text:span></text:p>
        </text:list-item>
        <text:list-item>
          <text:p text:style-name="P27"><text:span text:style-name="Strong_20_Emphasis">API endpoint:</text:span> <text:span text:style-name="Source_20_Text">POST /api/orders</text:span></text:p>
        </text:list-item>
        <text:list-item>
          <text:p text:style-name="P27"><text:span text:style-name="Strong_20_Emphasis">Systém zkontroluje zásoby:</text:span> ✅ Máme 50 ks</text:p>
        </text:list-item>
        <text:list-item>
          <text:p text:style-name="P27"><text:span text:style-name="Strong_20_Emphasis">Rezervuje 5 ks</text:span> (available: 50 → 45, reserved: 0 → 5)</text:p>
        </text:list-item>
        <text:list-item>
          <text:p text:style-name="P16"><text:span text:style-name="Strong_20_Emphasis">Po expedici:</text:span> <text:span text:style-name="Source_20_Text">POST /api/products/123/movements</text:span></text:p>
          <text:p text:style-name="P7">json</text:p>
          <text:p text:style-name="P7"><text:span text:style-name="Source_20_Text">{</text:span></text:p>
          <text:p text:style-name="P7"><text:span text:style-name="Source_20_Text"><text:s text:c="2"/>"type": "Out",</text:span></text:p>
          <text:p text:style-name="P7"><text:span text:style-name="Source_20_Text"><text:s text:c="2"/>"quantity": 5,</text:span></text:p>
          <text:p text:style-name="P7"><text:span text:style-name="Source_20_Text"><text:s text:c="2"/>"reference": "SO-2024-001"</text:span></text:p>
          <text:p text:style-name="P8"><text:span text:style-name="Source_20_Text">}</text:span></text:p>
        </text:list-item>
        <text:list-item>
          <text:p text:style-name="P27"><text:span text:style-name="Strong_20_Emphasis">Výsledek:</text:span> available: 45, reserved: 0</text:p>
        </text:list-item>
        <text:list-item>
          <text:p text:style-name="P16"><text:span text:style-name="Strong_20_Emphasis">Pokud available &lt; minLevel:</text:span> Pošle se alert "Čas objednat!"</text:p>
        </text:list-item>
      </text:list>
      <text:p text:style-name="Horizontal_20_Line"/>
      <text:h text:style-name="Heading_20_2" text:outline-level="2">? <text:span text:style-name="Strong_20_Emphasis">Proč je to perfektní pro ERP firmy:</text:span></text:h>
      <text:h text:style-name="Heading_20_3" text:outline-level="3">✅ <text:span text:style-name="Strong_20_Emphasis">Business Value:</text:span></text:h>
      <text:list xml:id="list6365514913543262114" text:style-name="L9">
        <text:list-item>
          <text:p text:style-name="P28"><text:span text:style-name="Strong_20_Emphasis">Real-world problem:</text:span> Každá firma musí řídit zásoby</text:p>
        </text:list-item>
        <text:list-item>
          <text:p text:style-name="P28"><text:span text:style-name="Strong_20_Emphasis">Money impact:</text:span> Špatná správa zásob = ztráty milionů</text:p>
        </text:list-item>
        <text:list-item>
          <text:p text:style-name="P17"><text:span text:style-name="Strong_20_Emphasis">Scalability:</text:span> Funguje pro malou firmu i korporaci</text:p>
        </text:list-item>
      </text:list>
      <text:h text:style-name="Heading_20_3" text:outline-level="3">✅ <text:span text:style-name="Strong_20_Emphasis">Technical Skills:</text:span></text:h>
      <text:list xml:id="list7656334992023722467" text:style-name="L10">
        <text:list-item>
          <text:p text:style-name="P29"><text:span text:style-name="Strong_20_Emphasis">Complex data model:</text:span> Ukážeš práci s vztahy mezi entitami</text:p>
        </text:list-item>
        <text:list-item>
          <text:p text:style-name="P29"><text:span text:style-name="Strong_20_Emphasis">Business logic:</text:span> Workflow, validace, business rules</text:p>
        </text:list-item>
        <text:list-item>
          <text:p text:style-name="P29"><text:span text:style-name="Strong_20_Emphasis">Real-time processing:</text:span> Background services, notifications</text:p>
        </text:list-item>
        <text:list-item>
          <text:p text:style-name="P29"><text:span text:style-name="Strong_20_Emphasis">Reporting:</text:span> Agregace dat, výpočty</text:p>
        </text:list-item>
        <text:list-item>
          <text:p text:style-name="P18"><text:span text:style-name="Strong_20_Emphasis">API design:</text:span> RESTful, pagination, filtering</text:p>
        </text:list-item>
      </text:list>
      <text:h text:style-name="Heading_20_3" text:outline-level="3"><text:soft-page-break/>✅ <text:span text:style-name="Strong_20_Emphasis">ERP Relevance:</text:span></text:h>
      <text:list xml:id="list1055187626031179905" text:style-name="L11">
        <text:list-item>
          <text:p text:style-name="P30"><text:span text:style-name="Strong_20_Emphasis">Multi-entity:</text:span> Produkty, sklady, dodavatelé, objednávky</text:p>
        </text:list-item>
        <text:list-item>
          <text:p text:style-name="P30"><text:span text:style-name="Strong_20_Emphasis">Workflow:</text:span> Approval procesy (schvalování objednávek)</text:p>
        </text:list-item>
        <text:list-item>
          <text:p text:style-name="P30"><text:span text:style-name="Strong_20_Emphasis">Audit trail:</text:span> Kdo co kdy změnil</text:p>
        </text:list-item>
        <text:list-item>
          <text:p text:style-name="P19"><text:span text:style-name="Strong_20_Emphasis">Integration:</text:span> Import/export, API pro třetí strany</text:p>
        </text:list-item>
      </text:list>
      <text:p text:style-name="Text_20_body"><text:span text:style-name="Strong_20_Emphasis">Zní to zajímavě?</text:span> Je to v podstatě <text:span text:style-name="Strong_20_Emphasis">mini-ERP modul</text:span>, který ukáže, že rozumíš business procesům, ne jen kódování! ?</text:p>
      <text:p text:style-name="Standard"/>
      <text:p text:style-name="P2"/>
      <text:p text:style-name="P2"/>
      <text:p text:style-name="P3"/>
      <text:p text:style-name="P3"/>
      <text:p text:style-name="P3"/>
      <text:p text:style-name="P3"/>
      <text:p text:style-name="P3"><text:span text:style-name="T1">? SupplyChainProAPI/ ├── ? SupplyChainProAPI</text:span>.sln<text:span text:style-name="T2"> ├── </text:span><text:span text:style-name="T1">? </text:span>src<text:span text:style-name="T1">/ │ ├── ? SupplyChainPro</text:span>.API<text:span text:style-name="T1">/ │ │ ├── ? Controllers/ │ │ ├── ? Properties/ │ │ ├── Program</text:span>.cs<text:span text:style-name="T2"> │ │ ├── </text:span><text:span text:style-name="T1">appsettings</text:span>.json<text:span text:style-name="T2"> │ │ └── </text:span><text:span text:style-name="T1">SupplyChainPro</text:span>.API.csproj<text:span text:style-name="T2"> │ │ │ ├── </text:span><text:span text:style-name="T1">? SupplyChainPro</text:span>.Core<text:span text:style-name="T1">/ │ │ ├── Class1</text:span>.cs<text:span text:style-name="T2"> </text:span><text:span text:style-name="T1">(smaž ho) │ │ └── SupplyChainPro</text:span>.Core.csproj<text:span text:style-name="T2"> │ │ │ └── </text:span><text:span text:style-name="T1">? SupplyChainPro</text:span>.Infrastructure<text:span text:style-name="T1">/ │ ├── Class1</text:span>.cs<text:span text:style-name="T2"> </text:span><text:span text:style-name="T1">(smaž ho) │ └── SupplyChainPro</text:span>.Infrastructure.csproj </text:p>
      <text:p text:style-name="P3"/>
      <text:p text:style-name="P6"/>
      <text:p text:style-name="P6"/>
      <text:p text:style-name="P3"/>
      <text:p text:style-name="P5"/>
      <text:p text:style-name="P5"><text:span text:style-name="T3">✅ </text:span><text:span text:style-name="T4">SupplyChainPro</text:span>.Core<text:span text:style-name="T3"> </text:span><text:span text:style-name="T4">(Class Library) </text:span></text:p>
      <text:p text:style-name="P5"><text:span text:style-name="T4">✅ SupplyChainPro</text:span>.Infrastructure<text:span text:style-name="T3"> </text:span><text:span text:style-name="T4">(Class Library) </text:span></text:p>
      <text:p text:style-name="P5"><text:span text:style-name="T4">✅ SupplyChainPro</text:span>.API<text:span text:style-name="T3"> </text:span><text:span text:style-name="T4">(Web API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44S</meta:editing-duration>
    <meta:editing-cycles>8</meta:editing-cycles>
    <meta:generator>OpenOffice/4.1.15$Win32 OpenOffice.org_project/4115m2$Build-9813</meta:generator>
    <dc:date>2025-09-18T20:53:24.18</dc:date>
    <meta:document-statistic meta:table-count="0" meta:image-count="0" meta:object-count="0" meta:page-count="10" meta:paragraph-count="402" meta:word-count="1700" meta:character-count="12853"/>
    <meta:user-defined meta:name="Info 1"/>
    <meta:user-defined meta:name="Info 2"/>
    <meta:user-defined meta:name="Info 3"/>
    <meta:user-defined meta:name="Info 4"/>
  </office:meta>
</office:document-meta>
</file>